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pitch="variable"/>
    <style:font-face style:name="Brush Script MT" svg:font-family="'Brush Script MT'" style:font-pitch="variable"/>
    <style:font-face style:name="Handwriting - Dakota" svg:font-family="'Handwriting - Dakota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PingFang SC1" svg:font-family="'PingFang SC'" style:font-pitch="variable"/>
    <style:font-face style:name="SignPainter" svg:font-family="SignPainte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bevel" svg:stroke-linecap="round" draw:fill="gradient" draw:fill-color="#ccccff" draw:fill-gradient-name="Gradient_20_20" draw:opacity="100%" draw:textarea-horizontal-align="center" draw:textarea-vertical-align="middle" draw:auto-grow-height="false" draw:fit-to-size="false" style:shrink-to-fit="false" fo:min-height="2.802cm" fo:min-width="7.141cm" fo:padding-top="0.157cm" fo:padding-bottom="0.157cm" fo:padding-left="0.277cm" fo:padding-right="0.277cm" fo:wrap-option="wrap" draw:shadow="visible" draw:shadow-offset-x="0.141cm" draw:shadow-offset-y="0.141cm" draw:shadow-color="#dddddd" draw:shadow-opacity="100%" loext:glow-radius="0cm" loext:glow-transparency="0%" loext:softedge-radius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66cc" loext:opacity="100%" style:text-outline="false" style:text-line-through-style="none" style:text-line-through-type="none" style:text-position="0% 100%" style:font-name="SignPainter" fo:font-size="8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ccccff" draw:fill-gradient-name="Gradient_20_20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66cc" loext:opacity="100%" style:text-outline="false" style:text-line-through-style="none" style:text-line-through-type="none" style:text-position="0% 100%" style:font-name="SignPainter" fo:font-size="8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text-outline="false" style:text-line-through-style="none" style:text-line-through-type="none" style:text-position="0% 100%" fo:font-size="28pt" fo:font-style="normal" fo:text-shadow="none" style:text-underline-style="none" fo:font-weight="bold" style:letter-kerning="true" style:font-name-asian="MS Gothic" style:font-size-asian="13pt" style:font-style-asian="normal" style:font-weight-asian="normal" style:font-name-complex="Tahoma1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yle_0" draw:style-name="gr1" draw:text-style-name="P2" draw:layer="layout" svg:width="7.694cm" svg:height="3.115cm" draw:transform="skewX (0.0371755130674792) translate (0.116cm 1.135cm)">
          <text:p text:style-name="P1"><text:span text:style-name="T1">ooRexx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pitch="variable"/>
    <style:font-face style:name="Brush Script MT" svg:font-family="'Brush Script MT'" style:font-pitch="variable"/>
    <style:font-face style:name="Handwriting - Dakota" svg:font-family="'Handwriting - Dakota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PingFang SC1" svg:font-family="'PingFang SC'" style:font-pitch="variable"/>
    <style:font-face style:name="SignPainter" svg:font-family="SignPainte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0" draw:display-name="Gradient 20" draw:style="linear" draw:start-color="#333333" draw:end-color="#999999" draw:start-intensity="100%" draw:end-intensity="100%" draw:angle="5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Jean-Louis Faucher</meta:initial-creator>
    <meta:creation-date>2021-05-04T00:49:44.825576427</meta:creation-date>
    <dc:date>2021-05-04T03:03:12.045726248</dc:date>
    <dc:creator>Jean-Louis Faucher</dc:creator>
    <meta:editing-duration>PT1H40M4S</meta:editing-duration>
    <meta:editing-cycles>23</meta:editing-cycles>
    <meta:generator>LibreOffice/7.0.5.2$MacOSX_X86_64 LibreOffice_project/64390860c6cd0aca4beafafcfd84613dd9dfb63a</meta:generator>
    <meta:document-statistic meta:object-count="1"/>
  </office:meta>
</office:document-meta>
</file>